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000000" draw:marker-start-width="0.314cm" draw:marker-end-width="0.314cm" draw:fill="solid" draw:fill-color="#ffffff" draw:textarea-horizontal-align="justify" draw:textarea-vertical-align="middle" draw:auto-grow-height="false" fo:min-height="2.849cm" fo:min-width="2.599cm" fo:padding-top="0.163cm" fo:padding-bottom="0.163cm" fo:padding-left="0.288cm" fo:padding-right="0.288cm"/>
    </style:style>
    <style:style style:name="gr2" style:family="graphic" style:parent-style-name="standard">
      <style:graphic-properties draw:stroke="none" svg:stroke-color="#000000" draw:fill="none" draw:fill-color="#ffffff" fo:min-height="2.605cm"/>
    </style:style>
    <style:style style:name="gr3" style:family="graphic" style:parent-style-name="objectwithoutfill">
      <style:graphic-properties svg:stroke-width="0.152cm" draw:marker-start-width="0.481cm" draw:marker-end-width="0.481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66pt" style:font-size-asian="66pt" style:font-size-complex="66pt"/>
    </style:style>
    <style:style style:name="T1" style:family="text">
      <style:text-properties style:font-name="Liberation Sans1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custom-shape draw:style-name="gr1" draw:text-style-name="P1" draw:layer="layout" svg:width="3.175cm" svg:height="3.175cm" svg:x="1.254cm" svg:y="4.556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2" draw:layer="layout" svg:width="1.651cm" svg:height="2.855cm" svg:x="2.016cm" svg:y="4.683cm">
                <draw:text-box>
                  <text:p><text:span text:style-name="T1">1</text:span></text:p>
                </draw:text-box>
              </draw:frame>
            </draw:g>
            <draw:g>
              <draw:custom-shape draw:style-name="gr1" draw:text-style-name="P1" draw:layer="layout" svg:width="3.175cm" svg:height="3.175cm" svg:x="4.429cm" svg:y="4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2" draw:layer="layout" svg:width="1.651cm" svg:height="2.855cm" svg:x="5.191cm" svg:y="4.683cm">
                <draw:text-box>
                  <text:p><text:span text:style-name="T1">0</text:span></text:p>
                </draw:text-box>
              </draw:frame>
            </draw:g>
            <draw:g>
              <draw:custom-shape draw:style-name="gr1" draw:text-style-name="P1" draw:layer="layout" svg:width="3.175cm" svg:height="3.175cm" svg:x="7.604cm" svg:y="4.556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2" draw:layer="layout" svg:width="1.651cm" svg:height="2.855cm" svg:x="8.366cm" svg:y="4.683cm">
                <draw:text-box>
                  <text:p><text:span text:style-name="T1">1</text:span></text:p>
                </draw:text-box>
              </draw:frame>
            </draw:g>
            <draw:g>
              <draw:custom-shape draw:style-name="gr1" draw:text-style-name="P1" draw:layer="layout" svg:width="3.175cm" svg:height="3.175cm" svg:x="10.779cm" svg:y="4.556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2" draw:layer="layout" svg:width="1.651cm" svg:height="2.855cm" svg:x="11.541cm" svg:y="4.683cm">
                <draw:text-box>
                  <text:p><text:span text:style-name="T1">1</text:span></text:p>
                </draw:text-box>
              </draw:frame>
            </draw:g>
            <draw:g>
              <draw:custom-shape draw:style-name="gr1" draw:text-style-name="P1" draw:layer="layout" svg:width="3.175cm" svg:height="3.175cm" svg:x="13.954cm" svg:y="4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2" draw:layer="layout" svg:width="1.651cm" svg:height="2.855cm" svg:x="14.716cm" svg:y="4.683cm">
                <draw:text-box>
                  <text:p><text:span text:style-name="T1">0</text:span></text:p>
                </draw:text-box>
              </draw:frame>
            </draw:g>
            <draw:g>
              <draw:custom-shape draw:style-name="gr1" draw:text-style-name="P1" draw:layer="layout" svg:width="3.175cm" svg:height="3.175cm" svg:x="20.304cm" svg:y="4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2" draw:layer="layout" svg:width="1.651cm" svg:height="2.855cm" svg:x="21.066cm" svg:y="4.683cm">
                <draw:text-box>
                  <text:p><text:span text:style-name="T1">0</text:span></text:p>
                </draw:text-box>
              </draw:frame>
            </draw:g>
            <draw:g>
              <draw:custom-shape draw:style-name="gr1" draw:text-style-name="P1" draw:layer="layout" svg:width="3.175cm" svg:height="3.175cm" svg:x="17.129cm" svg:y="4.556cm">
                <text:p/>
                <draw:enhanced-geometry svg:viewBox="0 0 21600 21600" draw:type="rectangle" draw:enhanced-path="M 0 0 L 21600 0 21600 21600 0 21600 0 0 Z N"/>
              </draw:custom-shape>
              <draw:frame draw:style-name="gr2" draw:text-style-name="P2" draw:layer="layout" svg:width="1.651cm" svg:height="2.855cm" svg:x="17.891cm" svg:y="4.683cm">
                <draw:text-box>
                  <text:p><text:span text:style-name="T1">1</text:span></text:p>
                </draw:text-box>
              </draw:frame>
            </draw:g>
            <draw:g>
              <draw:custom-shape draw:style-name="gr1" draw:text-style-name="P1" draw:layer="layout" svg:width="3.175cm" svg:height="3.175cm" svg:x="23.479cm" svg:y="4.5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" draw:text-style-name="P2" draw:layer="layout" svg:width="1.651cm" svg:height="2.855cm" svg:x="24.241cm" svg:y="4.683cm">
                <draw:text-box>
                  <text:p><text:span text:style-name="T1">0</text:span></text:p>
                </draw:text-box>
              </draw:frame>
            </draw:g>
          </draw:g>
          <draw:path draw:style-name="gr3" draw:text-style-name="P1" draw:layer="layout" svg:width="5.629cm" svg:height="7.263cm" draw:transform="rotate (0.90477868423386) translate (12.684cm 4.055cm)" svg:viewBox="0 0 5630 7264" svg:d="M5555 7264c832-6307-5555-7264-5555-7264">
            <text:p/>
          </draw:path>
          <draw:path draw:style-name="gr3" draw:text-style-name="P1" draw:layer="layout" svg:width="2.572cm" svg:height="2.948cm" draw:transform="skewX (0.174358392274233) rotate (0.990474350506782) translate (15.5375724900629cm 4.00325271874801cm)" svg:viewBox="0 0 2573 2949" svg:d="M2399 2949c1001-2631-2650-3187-2385-286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Nimbus Sans 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 L" style:font-family-asian="'Nimbus Sans L'" style:font-family-generic-asian="system" style:font-pitch-asian="variable" style:font-size-asian="18pt" style:font-style-asian="normal" style:font-weight-asian="normal" style:font-name-complex="Nimbus Sans 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start-width="0.254cm" draw:marker-end="Arrow" draw:marker-end-width="0.254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7T14:23:08.820710176</meta:creation-date>
    <dc:date>2014-09-17T14:52:44.462843054</dc:date>
    <meta:editing-duration>PT15M10S</meta:editing-duration>
    <meta:editing-cycles>6</meta:editing-cycles>
    <meta:generator>LibreOffice/4.3.1.2$Linux_X86_64 LibreOffice_project/430m0$Build-2</meta:generator>
    <meta:document-statistic meta:object-count="28"/>
  </office:meta>
</office:document-meta>
</file>